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2F000001F1487191BA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3.7cm" svg:height="14.5cm" svg:x="1.4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3cm" svg:height="14.025cm" svg:x="1.6cm" svg:y="2cm">
            <draw:image xlink:href="Pictures/100002010000032F000001F1487191BA.tif" xlink:type="simple" xlink:show="embed" xlink:actuate="onLoad">
              <text:p/>
            </draw:image>
          </draw:frame>
          <draw:frame draw:style-name="gr3" draw:text-style-name="P2" draw:layer="layout" svg:width="14.2cm" svg:height="0.906cm" svg:x="6.8cm" svg:y="3.194cm">
            <draw:text-box>
              <text:p><text:span text:style-name="T1">The list summary has the full functionality of the results table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1:54:36</dc:date>
    <meta:editing-duration>PT22H31M42S</meta:editing-duration>
    <meta:editing-cycles>11</meta:editing-cycles>
    <meta:generator>LibreOffice/3.4$Unix LibreOffice_project/340m1$Build-402</meta:generator>
    <meta:document-statistic meta:object-count="4"/>
  </office:meta>
</office:document-meta>
</file>